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.247cm" style:contextual-spacing="false" fo:line-height="115%"/>
    </style:style>
    <style:style style:name="P2" style:family="paragraph" style:parent-style-name="Heading_20_3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Heading_20_4">
      <style:paragraph-properties fo:margin-top="0cm" fo:margin-bottom="0.247cm" style:contextual-spacing="false" fo:line-height="115%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T1" style:family="text">
      <style:text-properties officeooo:rsid="000cebb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Truck Storm Mobile App – Frontend Requirements Document</text:span></text:h>
      <text:h text:style-name="P1" text:outline-level="2"><text:span text:style-name="Strong_20_Emphasis">1. Introduction</text:span></text:h>
      <text:p text:style-name="Text_20_body">The <text:span text:style-name="Strong_20_Emphasis">Truck Storm App</text:span> is a logistics platform connecting <text:span text:style-name="Strong_20_Emphasis">clients</text:span> (shippers) with <text:span text:style-name="Strong_20_Emphasis">truck owners/drivers</text:span> for efficient load transportation. This document outlines the <text:span text:style-name="Strong_20_Emphasis">frontend requirements</text:span> for the mobile application (Android &amp; iOS).</text:p>
      <text:h text:style-name="P1" text:outline-level="2"><text:span text:style-name="Strong_20_Emphasis">2. User Interfaces (UI) &amp; Screens</text:span></text:h>
      <text:h text:style-name="P2" text:outline-level="3"><text:span text:style-name="Strong_20_Emphasis">A. Authentication &amp; Onboarding</text:span></text:h>
      <text:list text:style-name="L1">
        <text:list-item>
          <text:p text:style-name="P3"><text:span text:style-name="Strong_20_Emphasis">Login Screen</text:span></text:p>
          <text:list>
            <text:list-item>
              <text:p text:style-name="P3">Email/Phone + Password</text:p>
            </text:list-item>
            <text:list-item>
              <text:p text:style-name="P3">"Forgot Password?" option</text:p>
            </text:list-item>
            <text:list-item>
              <text:p text:style-name="P3">Social login (Google, Facebook)</text:p>
            </text:list-item>
          </text:list>
        </text:list-item>
        <text:list-item>
          <text:p text:style-name="P3"><text:span text:style-name="Strong_20_Emphasis">Registration Screens</text:span></text:p>
          <text:list>
            <text:list-item>
              <text:p text:style-name="P3">Client Signup (Name, Email, Phone, Password)</text:p>
            </text:list-item>
            <text:list-item>
              <text:p text:style-name="P3">Driver/Truck Owner Signup (Additional: License, Truck Details)</text:p>
            </text:list-item>
            <text:list-item>
              <text:p text:style-name="P3">OTP Verification</text:p>
            </text:list-item>
          </text:list>
        </text:list-item>
        <text:list-item>
          <text:p text:style-name="P3"><text:span text:style-name="Strong_20_Emphasis">Role Selection</text:span> (Client or Driver)</text:p>
        </text:list-item>
      </text:list>
      <text:h text:style-name="P2" text:outline-level="3"><text:span text:style-name="Strong_20_Emphasis">B. Client-Side Screens</text:span></text:h>
      <text:h text:style-name="P4" text:outline-level="4"><text:span text:style-name="Strong_20_Emphasis">1. Post a Load</text:span></text:h>
      <text:list text:style-name="L2">
        <text:list-item>
          <text:p text:style-name="P5"><text:span text:style-name="Strong_20_Emphasis">Fields:</text:span></text:p>
          <text:list>
            <text:list-item>
              <text:p text:style-name="P5">Pickup Location (Google Maps Autocomplete)</text:p>
            </text:list-item>
            <text:list-item>
              <text:p text:style-name="P5">Delivery Location (Google Maps Autocomplete)</text:p>
            </text:list-item>
            <text:list-item>
              <text:p text:style-name="P5">Estimated Weight (Numeric input + Unit selection)</text:p>
            </text:list-item>
            <text:list-item>
              <text:p text:style-name="P5">Load Type Dropdown (e.g., Fragile, Perishable, Heavy Machinery)</text:p>
            </text:list-item>
            <text:list-item>
              <text:p text:style-name="P5">Photo Upload (Camera/Gallery)</text:p>
            </text:list-item>
            <text:list-item>
              <text:p text:style-name="P5">Submit Button</text:p>
            </text:list-item>
          </text:list>
        </text:list-item>
      </text:list>
      <text:h text:style-name="P4" text:outline-level="4"><text:span text:style-name="Strong_20_Emphasis">2. View Bids Dashboard</text:span></text:h>
      <text:list text:style-name="L3">
        <text:list-item>
          <text:p text:style-name="P6"><text:span text:style-name="Strong_20_Emphasis">Bid Card Components:</text:span></text:p>
          <text:list>
            <text:list-item>
              <text:p text:style-name="P6">Driver Name &amp; Rating</text:p>
            </text:list-item>
            <text:list-item>
              <text:p text:style-name="P6">Truck Type &amp; Capacity</text:p>
            </text:list-item>
            <text:list-item>
              <text:p text:style-name="P6"><text:soft-page-break/>Bid Price</text:p>
            </text:list-item>
            <text:list-item>
              <text:p text:style-name="P6">Estimated Delivery Time</text:p>
            </text:list-item>
            <text:list-item>
              <text:p text:style-name="P6">Accept/Reject Buttons</text:p>
            </text:list-item>
          </text:list>
        </text:list-item>
      </text:list>
      <text:h text:style-name="P4" text:outline-level="4"><text:span text:style-name="Strong_20_Emphasis">3. Active Load Tracking</text:span></text:h>
      <text:list text:style-name="L4">
        <text:list-item>
          <text:p text:style-name="P7"><text:span text:style-name="Strong_20_Emphasis">Map View</text:span> (Google Maps)</text:p>
          <text:list>
            <text:list-item>
              <text:p text:style-name="P7">Real-time driver location</text:p>
            </text:list-item>
            <text:list-item>
              <text:p text:style-name="P7">Route from Pickup → Delivery</text:p>
            </text:list-item>
            <text:list-item>
              <text:p text:style-name="P7">ETA Display</text:p>
            </text:list-item>
          </text:list>
        </text:list-item>
        <text:list-item>
          <text:p text:style-name="P7"><text:span text:style-name="Strong_20_Emphasis">Chat Button</text:span> (Floating action)</text:p>
        </text:list-item>
      </text:list>
      <text:h text:style-name="P4" text:outline-level="4"><text:span text:style-name="Strong_20_Emphasis">4. Payment Screen</text:span></text:h>
      <text:list text:style-name="L5">
        <text:list-item>
          <text:p text:style-name="P8"><text:span text:style-name="Strong_20_Emphasis">Payment Methods:</text:span></text:p>
          <text:list>
            <text:list-item>
              <text:p text:style-name="P8">Card, Mobile Money, Bank Transfer</text:p>
            </text:list-item>
          </text:list>
        </text:list-item>
        <text:list-item>
          <text:p text:style-name="P8"><text:span text:style-name="Strong_20_Emphasis">Escrow System Confirmation</text:span></text:p>
        </text:list-item>
        <text:list-item>
          <text:p text:style-name="P8"><text:span text:style-name="Strong_20_Emphasis">Transaction History</text:span></text:p>
        </text:list-item>
      </text:list>
      <text:h text:style-name="P4" text:outline-level="4"><text:span text:style-name="Strong_20_Emphasis">5. Dispute Resolution</text:span></text:h>
      <text:list text:style-name="L6">
        <text:list-item>
          <text:p text:style-name="P9"><text:span text:style-name="Strong_20_Emphasis">Form:</text:span></text:p>
          <text:list>
            <text:list-item>
              <text:p text:style-name="P9">Reason for Dispute (Dropdown)</text:p>
            </text:list-item>
            <text:list-item>
              <text:p text:style-name="P9">Upload Evidence (Images, Chat Screenshots)</text:p>
            </text:list-item>
            <text:list-item>
              <text:p text:style-name="P9">Submit Button</text:p>
            </text:list-item>
          </text:list>
        </text:list-item>
      </text:list>
      <text:h text:style-name="P2" text:outline-level="3"><text:span text:style-name="Strong_20_Emphasis">C. Driver-Side Screens</text:span></text:h>
      <text:h text:style-name="P4" text:outline-level="4"><text:span text:style-name="Strong_20_Emphasis">1. Available Loads List</text:span></text:h>
      <text:list text:style-name="L7">
        <text:list-item>
          <text:p text:style-name="P10"><text:span text:style-name="Strong_20_Emphasis">Load Card Components:</text:span></text:p>
          <text:list>
            <text:list-item>
              <text:p text:style-name="P10">Load Image Thumbnail</text:p>
            </text:list-item>
            <text:list-item>
              <text:p text:style-name="P10">Pickup &amp; Delivery Locations</text:p>
            </text:list-item>
            <text:list-item>
              <text:p text:style-name="P10">Weight &amp; Load Type</text:p>
            </text:list-item>
            <text:list-item>
              <text:p text:style-name="P10">"Place Bid" Button</text:p>
            </text:list-item>
          </text:list>
        </text:list-item>
      </text:list>
      <text:h text:style-name="P4" text:outline-level="4"><text:span text:style-name="Strong_20_Emphasis">2. Bid Submission Screen</text:span></text:h>
      <text:list text:style-name="L8">
        <text:list-item>
          <text:p text:style-name="P11"><text:span text:style-name="Strong_20_Emphasis">Fields:</text:span></text:p>
          <text:list>
            <text:list-item>
              <text:p text:style-name="P11">Bid Price (Input)</text:p>
            </text:list-item>
            <text:list-item>
              <text:p text:style-name="P11">Estimated Delivery Time (Date/Time Picker)</text:p>
            </text:list-item>
            <text:list-item>
              <text:p text:style-name="P11">Notes (Optional)</text:p>
            </text:list-item>
            <text:list-item>
              <text:p text:style-name="P11">Submit Button</text:p>
            </text:list-item>
          </text:list>
        </text:list-item>
      </text:list>
      <text:h text:style-name="P4" text:outline-level="4"><text:soft-page-break/><text:span text:style-name="Strong_20_Emphasis">3. Active Job Tracking</text:span></text:h>
      <text:list text:style-name="L9">
        <text:list-item>
          <text:p text:style-name="P12"><text:span text:style-name="Strong_20_Emphasis">Map Navigation</text:span> (Google Maps)</text:p>
          <text:list>
            <text:list-item>
              <text:p text:style-name="P12">Optimized Route</text:p>
            </text:list-item>
            <text:list-item>
              <text:p text:style-name="P12">"Picked Up" / "Delivered" Toggle Buttons</text:p>
            </text:list-item>
          </text:list>
        </text:list-item>
        <text:list-item>
          <text:p text:style-name="P12"><text:span text:style-name="Strong_20_Emphasis">Chat with Client</text:span></text:p>
        </text:list-item>
      </text:list>
      <text:h text:style-name="P4" text:outline-level="4"><text:span text:style-name="Strong_20_Emphasis">4. Earnings &amp; Payments</text:span></text:h>
      <text:list text:style-name="L10">
        <text:list-item>
          <text:p text:style-name="P13"><text:span text:style-name="Strong_20_Emphasis">Dashboard:</text:span></text:p>
          <text:list>
            <text:list-item>
              <text:p text:style-name="P13">Total Earnings</text:p>
            </text:list-item>
            <text:list-item>
              <text:p text:style-name="P13">Pending/Completed Payments</text:p>
            </text:list-item>
            <text:list-item>
              <text:p text:style-name="P13">Withdrawal Options</text:p>
            </text:list-item>
          </text:list>
        </text:list-item>
      </text:list>
      <text:h text:style-name="P1" text:outline-level="2"><text:span text:style-name="Strong_20_Emphasis">3. UI/UX Requirements</text:span></text:h>
      <text:h text:style-name="P2" text:outline-level="3"><text:span text:style-name="Strong_20_Emphasis">A. Design System</text:span></text:h>
      <text:list text:style-name="L11">
        <text:list-item>
          <text:p text:style-name="P14"><text:span text:style-name="Strong_20_Emphasis">Color Scheme:</text:span></text:p>
          <text:list>
            <text:list-item>
              <text:p text:style-name="P14">Primary: Blue (Trust)</text:p>
            </text:list-item>
            <text:list-item>
              <text:p text:style-name="P14">Secondary: Orange (Action)</text:p>
            </text:list-item>
          </text:list>
        </text:list-item>
        <text:list-item>
          <text:p text:style-name="P14"><text:span text:style-name="Strong_20_Emphasis">Font:</text:span></text:p>
          <text:list>
            <text:list-item>
              <text:p text:style-name="P14">Headings: <text:span text:style-name="Strong_20_Emphasis">Roboto Bold</text:span></text:p>
            </text:list-item>
            <text:list-item>
              <text:p text:style-name="P14">Body: <text:span text:style-name="Strong_20_Emphasis">Roboto Regular</text:span></text:p>
            </text:list-item>
          </text:list>
        </text:list-item>
        <text:list-item>
          <text:p text:style-name="P14"><text:span text:style-name="Strong_20_Emphasis">Icons:</text:span> Material Design Icons</text:p>
        </text:list-item>
      </text:list>
      <text:h text:style-name="P2" text:outline-level="3"><text:span text:style-name="Strong_20_Emphasis">B. Navigation Flow</text:span></text:h>
      <text:list text:style-name="L12">
        <text:list-item>
          <text:p text:style-name="P15"><text:span text:style-name="Strong_20_Emphasis">Bottom Navigation Bar (Main Tabs):</text:span></text:p>
          <text:list>
            <text:list-item>
              <text:p text:style-name="P15">Home</text:p>
            </text:list-item>
            <text:list-item>
              <text:p text:style-name="P15">My Loads/Jobs</text:p>
            </text:list-item>
            <text:list-item>
              <text:p text:style-name="P15">Messages</text:p>
            </text:list-item>
            <text:list-item>
              <text:p text:style-name="P15">Payments</text:p>
            </text:list-item>
            <text:list-item>
              <text:p text:style-name="P15">Profile</text:p>
            </text:list-item>
          </text:list>
        </text:list-item>
      </text:list>
      <text:h text:style-name="P2" text:outline-level="3"><text:span text:style-name="Strong_20_Emphasis">C. Responsiveness &amp; Adaptability</text:span></text:h>
      <text:list text:style-name="L13">
        <text:list-item>
          <text:p text:style-name="P16">Works on <text:span text:style-name="Strong_20_Emphasis">Android (6.0+)</text:span> &amp; <text:span text:style-name="Strong_20_Emphasis">iOS (12+)</text:span></text:p>
        </text:list-item>
        <text:list-item>
          <text:p text:style-name="P16">Supports <text:span text:style-name="Strong_20_Emphasis">Dark/Light Mode</text:span></text:p>
        </text:list-item>
        <text:list-item>
          <text:p text:style-name="P16">Optimized for <text:span text:style-name="Strong_20_Emphasis">Low-End Devices</text:span></text:p>
        </text:list-item>
      </text:list>
      <text:h text:style-name="P1" text:outline-level="2"><text:soft-page-break/><text:span text:style-name="Strong_20_Emphasis">4. Functional Requirements</text:span></text:h>
      <text:h text:style-name="P2" text:outline-level="3"><text:span text:style-name="Strong_20_Emphasis">A. Real-Time Features</text:span></text:h>
      <text:p text:style-name="Text_20_body"><text:s/>Live Driver Tracking (WebSockets/Google Maps API)<text:line-break/> Instant Chat (Firebase/Socket.io)<text:line-break/> Push Notifications (Bid Alerts, Tracking Updates)</text:p>
      <text:h text:style-name="P2" text:outline-level="3"><text:span text:style-name="Strong_20_Emphasis">B. Security &amp; Compliance</text:span></text:h>
      <text:p text:style-name="Text_20_body"><text:s/>Encrypted Chat<text:line-break/> Secure Payment Gateway (Flutterwave/Stripe)<text:line-break/> GDPR/Data Privacy Compliance</text:p>
      <text:h text:style-name="P2" text:outline-level="3"><text:span text:style-name="Strong_20_Emphasis">C. Offline Capabilities</text:span></text:h>
      <text:p text:style-name="Text_20_body"><text:s/>Cache Recent Loads/Bids<text:line-break/> Queue Actions When Offline (Sync on Reconnect)</text:p>
      <text:h text:style-name="P1" text:outline-level="2"><text:span text:style-name="Strong_20_Emphasis">5. Non-Functional Requirements</text:span></text:h>
      <text:p text:style-name="Text_20_body"><text:s/><text:span text:style-name="Strong_20_Emphasis">Performance:</text:span> &lt;2s Load Time<text:line-break/> <text:span text:style-name="Strong_20_Emphasis">Scalability:</text:span> Supports 10,000+ Concurrent Users<text:line-break/> <text:span text:style-name="Strong_20_Emphasis">Accessibility:</text:span> VoiceOver/ TalkBack Support</text:p>
      <text:h text:style-name="P1" text:outline-level="2"><text:span text:style-name="Strong_20_Emphasis">6. Third-Party Integrations</text:span></text:h>
      <text:list text:style-name="L14">
        <text:list-item>
          <text:p text:style-name="P17"><text:span text:style-name="Strong_20_Emphasis">Google Maps API</text:span> (Location &amp; Navigation)</text:p>
        </text:list-item>
        <text:list-item>
          <text:p text:style-name="P17"><text:span text:style-name="Strong_20_Emphasis">Firebase Auth</text:span> (Authentication)</text:p>
        </text:list-item>
        <text:list-item>
          <text:p text:style-name="P17"><text:span text:style-name="Strong_20_Emphasis">Payment Gateway</text:span> (Stripe, Flutterwave)</text:p>
        </text:list-item>
        <text:list-item>
          <text:p text:style-name="P17"><text:span text:style-name="Strong_20_Emphasis">USSD Service</text:span> (Africa’s Talking)</text:p>
        </text:list-item>
      </text:list>
      <text:h text:style-name="P1" text:outline-level="2"><text:span text:style-name="Strong_20_Emphasis">7. Mockups &amp; Prototype</text:span></text:h>
      <text:list text:style-name="L15">
        <text:list-item>
          <text:p text:style-name="P18"><text:span text:style-name="Strong_20_Emphasis">Figma/Adobe XD Prototype</text:span> (Link if available)</text:p>
        </text:list-item>
      </text:list>
      <text:h text:style-name="P2" text:outline-level="3"><text:span text:style-name="Strong_20_Emphasis">Next Steps</text:span></text:h>
      <text:p text:style-name="Text_20_body"><text:s/>Finalize UI/UX Design<text:line-break/> Develop MVP (Flutter/React Native)<text:line-break/> Test &amp; Deplo<text:span text:style-name="T1">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12:03:23.048384436</meta:creation-date>
    <dc:date>2025-07-19T12:08:04.966283378</dc:date>
    <meta:editing-duration>PT4M42S</meta:editing-duration>
    <meta:editing-cycles>1</meta:editing-cycles>
    <meta:document-statistic meta:table-count="0" meta:image-count="0" meta:object-count="0" meta:page-count="4" meta:paragraph-count="107" meta:word-count="503" meta:character-count="3196" meta:non-whitespace-character-count="2859"/>
    <meta:generator>LibreOffice/25.2.4.3$Linux_X86_64 LibreOffice_project/520$Build-3</meta:generator>
  </office:meta>
</office:document-meta>
</file>